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7pt"/>
    </style:style>
    <style:style style:name="co3" style:family="table-column">
      <style:table-column-properties fo:break-before="auto" style:column-width="96.35pt"/>
    </style:style>
    <style:style style:name="co4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lock</text:p>
          </table:table-cell>
        </table:table-row>
        <table:table-row table:style-name="ro1">
          <table:table-cell/>
          <table:table-cell office:value-type="float" office:value="0.101436" calcext:value-type="float">
            <text:p>0.101436</text:p>
          </table:table-cell>
          <table:table-cell office:value-type="float" office:value="0.010339" calcext:value-type="float">
            <text:p>0.010339</text:p>
          </table:table-cell>
          <table:table-cell office:value-type="float" office:value="0.142295" calcext:value-type="float">
            <text:p>0.142295</text:p>
          </table:table-cell>
          <table:table-cell office:value-type="float" office:value="0.111708" calcext:value-type="float">
            <text:p>0.111708</text:p>
          </table:table-cell>
          <table:table-cell office:value-type="float" office:value="0.007376" calcext:value-type="float">
            <text:p>0.007376</text:p>
          </table:table-cell>
          <table:table-cell office:value-type="float" office:value="0.150152" calcext:value-type="float">
            <text:p>0.150152</text:p>
          </table:table-cell>
          <table:table-cell office:value-type="float" office:value="0.092818" calcext:value-type="float">
            <text:p>0.092818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132281" calcext:value-type="float">
            <text:p>0.132281</text:p>
          </table:table-cell>
        </table:table-row>
        <table:table-row table:style-name="ro1">
          <table:table-cell/>
          <table:table-cell office:value-type="float" office:value="0.091418" calcext:value-type="float">
            <text:p>0.091418</text:p>
          </table:table-cell>
          <table:table-cell office:value-type="float" office:value="0.009824" calcext:value-type="float">
            <text:p>0.009824</text:p>
          </table:table-cell>
          <table:table-cell office:value-type="float" office:value="0.13005" calcext:value-type="float">
            <text:p>0.13005</text:p>
          </table:table-cell>
          <table:table-cell office:value-type="float" office:value="0.111733" calcext:value-type="float">
            <text:p>0.111733</text:p>
          </table:table-cell>
          <table:table-cell office:value-type="float" office:value="0.008409" calcext:value-type="float">
            <text:p>0.008409</text:p>
          </table:table-cell>
          <table:table-cell office:value-type="float" office:value="0.150772" calcext:value-type="float">
            <text:p>0.150772</text:p>
          </table:table-cell>
          <table:table-cell office:value-type="float" office:value="0.092492" calcext:value-type="float">
            <text:p>0.092492</text:p>
          </table:table-cell>
          <table:table-cell office:value-type="float" office:value="0.007414" calcext:value-type="float">
            <text:p>0.007414</text:p>
          </table:table-cell>
          <table:table-cell office:value-type="float" office:value="0.136146" calcext:value-type="float">
            <text:p>0.136146</text:p>
          </table:table-cell>
        </table:table-row>
        <table:table-row table:style-name="ro1">
          <table:table-cell/>
          <table:table-cell office:value-type="float" office:value="0.096266" calcext:value-type="float">
            <text:p>0.096266</text:p>
          </table:table-cell>
          <table:table-cell office:value-type="float" office:value="0.009099" calcext:value-type="float">
            <text:p>0.009099</text:p>
          </table:table-cell>
          <table:table-cell office:value-type="float" office:value="0.135076" calcext:value-type="float">
            <text:p>0.135076</text:p>
          </table:table-cell>
          <table:table-cell office:value-type="float" office:value="0.112041" calcext:value-type="float">
            <text:p>0.112041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0.149564" calcext:value-type="float">
            <text:p>0.149564</text:p>
          </table:table-cell>
          <table:table-cell office:value-type="float" office:value="0.123394" calcext:value-type="float">
            <text:p>0.123394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0.189638" calcext:value-type="float">
            <text:p>0.189638</text:p>
          </table:table-cell>
        </table:table-row>
        <table:table-row table:style-name="ro1">
          <table:table-cell/>
          <table:table-cell table:formula="of:=SUM([.B3:.B5])" office:value-type="float" office:value="0.28912" calcext:value-type="float">
            <text:p>0.28912</text:p>
          </table:table-cell>
          <table:table-cell table:formula="of:=SUM([.C3:.C5])" office:value-type="float" office:value="0.029262" calcext:value-type="float">
            <text:p>0.029262</text:p>
          </table:table-cell>
          <table:table-cell table:formula="of:=SUM([.D3:.D5])/3" office:value-type="float" office:value="0.135807" calcext:value-type="float">
            <text:p>0.135807</text:p>
          </table:table-cell>
          <table:table-cell table:formula="of:=SUM([.E3:.E5])/3" office:value-type="float" office:value="0.111827333333333" calcext:value-type="float">
            <text:p>0.1118273333</text:p>
          </table:table-cell>
          <table:table-cell table:formula="of:=SUM([.F3:.F5])/3" office:value-type="float" office:value="0.007665" calcext:value-type="float">
            <text:p>0.007665</text:p>
          </table:table-cell>
          <table:table-cell table:formula="of:=SUM([.G3:.G5])/3" office:value-type="float" office:value="0.150162666666667" calcext:value-type="float">
            <text:p>0.1501626667</text:p>
          </table:table-cell>
          <table:table-cell table:formula="of:=SUM([.H3:.H5])/3" office:value-type="float" office:value="0.102901333333333" calcext:value-type="float">
            <text:p>0.1029013333</text:p>
          </table:table-cell>
          <table:table-cell table:formula="of:=SUM([.I3:.I5])/3" office:value-type="float" office:value="0.007294" calcext:value-type="float">
            <text:p>0.007294</text:p>
          </table:table-cell>
          <table:table-cell table:formula="of:=SUM([.J3:.J5])/3" office:value-type="float" office:value="0.152688333333333" calcext:value-type="float">
            <text:p>0.1526883333</text:p>
          </table:table-cell>
        </table:table-row>
        <table:table-row table:style-name="ro1">
          <table:table-cell/>
          <table:table-cell table:formula="of:=SUM([.B6:.B6])/3" office:value-type="float" office:value="0.0963733333333333" calcext:value-type="float">
            <text:p>0.0963733333</text:p>
          </table:table-cell>
          <table:table-cell table:formula="of:=SUM([.C6:.C6])/3" office:value-type="float" office:value="0.009754" calcext:value-type="float">
            <text:p>0.00975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90313" calcext:value-type="float">
            <text:p>0.290313</text:p>
          </table:table-cell>
          <table:table-cell office:value-type="float" office:value="0.014273" calcext:value-type="float">
            <text:p>0.014273</text:p>
          </table:table-cell>
          <table:table-cell office:value-type="float" office:value="0.354729" calcext:value-type="float">
            <text:p>0.354729</text:p>
          </table:table-cell>
          <table:table-cell office:value-type="float" office:value="0.310517" calcext:value-type="float">
            <text:p>0.310517</text:p>
          </table:table-cell>
          <table:table-cell office:value-type="float" office:value="0.008413" calcext:value-type="float">
            <text:p>0.008413</text:p>
          </table:table-cell>
          <table:table-cell office:value-type="float" office:value="0.345643" calcext:value-type="float">
            <text:p>0.345643</text:p>
          </table:table-cell>
          <table:table-cell office:value-type="float" office:value="0.305332" calcext:value-type="float">
            <text:p>0.305332</text:p>
          </table:table-cell>
          <table:table-cell office:value-type="float" office:value="0.01029" calcext:value-type="float">
            <text:p>0.01029</text:p>
          </table:table-cell>
          <table:table-cell office:value-type="float" office:value="0.593804" calcext:value-type="float">
            <text:p>0.593804</text:p>
          </table:table-cell>
        </table:table-row>
        <table:table-row table:style-name="ro1">
          <table:table-cell/>
          <table:table-cell office:value-type="float" office:value="0.266302" calcext:value-type="float">
            <text:p>0.266302</text:p>
          </table:table-cell>
          <table:table-cell office:value-type="float" office:value="0.014477" calcext:value-type="float">
            <text:p>0.014477</text:p>
          </table:table-cell>
          <table:table-cell office:value-type="float" office:value="0.452874" calcext:value-type="float">
            <text:p>0.452874</text:p>
          </table:table-cell>
          <table:table-cell office:value-type="float" office:value="0.315853" calcext:value-type="float">
            <text:p>0.315853</text:p>
          </table:table-cell>
          <table:table-cell office:value-type="float" office:value="0.008275" calcext:value-type="float">
            <text:p>0.008275</text:p>
          </table:table-cell>
          <table:table-cell office:value-type="float" office:value="0.354781" calcext:value-type="float">
            <text:p>0.354781</text:p>
          </table:table-cell>
          <table:table-cell office:value-type="float" office:value="0.317365" calcext:value-type="float">
            <text:p>0.317365</text:p>
          </table:table-cell>
          <table:table-cell office:value-type="float" office:value="0.008571" calcext:value-type="float">
            <text:p>0.008571</text:p>
          </table:table-cell>
          <table:table-cell office:value-type="float" office:value="0.360348" calcext:value-type="float">
            <text:p>0.360348</text:p>
          </table:table-cell>
        </table:table-row>
        <table:table-row table:style-name="ro1">
          <table:table-cell/>
          <table:table-cell office:value-type="float" office:value="0.25305" calcext:value-type="float">
            <text:p>0.25305</text:p>
          </table:table-cell>
          <table:table-cell office:value-type="float" office:value="0.014436" calcext:value-type="float">
            <text:p>0.014436</text:p>
          </table:table-cell>
          <table:table-cell office:value-type="float" office:value="0.440849" calcext:value-type="float">
            <text:p>0.440849</text:p>
          </table:table-cell>
          <table:table-cell office:value-type="float" office:value="0.323632" calcext:value-type="float">
            <text:p>0.323632</text:p>
          </table:table-cell>
          <table:table-cell office:value-type="float" office:value="0.008363" calcext:value-type="float">
            <text:p>0.008363</text:p>
          </table:table-cell>
          <table:table-cell office:value-type="float" office:value="0.360005" calcext:value-type="float">
            <text:p>0.360005</text:p>
          </table:table-cell>
          <table:table-cell office:value-type="float" office:value="0.321886" calcext:value-type="float">
            <text:p>0.321886</text:p>
          </table:table-cell>
          <table:table-cell office:value-type="float" office:value="0.008838" calcext:value-type="float">
            <text:p>0.008838</text:p>
          </table:table-cell>
          <table:table-cell office:value-type="float" office:value="0.368109" calcext:value-type="float">
            <text:p>0.368109</text:p>
          </table:table-cell>
        </table:table-row>
        <table:table-row table:style-name="ro1">
          <table:table-cell/>
          <table:table-cell table:formula="of:=SUM([.B9:.B11])/3" office:value-type="float" office:value="0.269888333333333" calcext:value-type="float">
            <text:p>0.2698883333</text:p>
          </table:table-cell>
          <table:table-cell table:formula="of:=SUM([.C9:.C11])/3" office:value-type="float" office:value="0.0143953333333333" calcext:value-type="float">
            <text:p>0.0143953333</text:p>
          </table:table-cell>
          <table:table-cell table:formula="of:=SUM([.D9:.D11])/3" office:value-type="float" office:value="0.416150666666667" calcext:value-type="float">
            <text:p>0.4161506667</text:p>
          </table:table-cell>
          <table:table-cell table:formula="of:=SUM([.E9:.E11])/3" office:value-type="float" office:value="0.316667333333333" calcext:value-type="float">
            <text:p>0.3166673333</text:p>
          </table:table-cell>
          <table:table-cell table:formula="of:=SUM([.F9:.F11])/3" office:value-type="float" office:value="0.00835033333333333" calcext:value-type="float">
            <text:p>0.0083503333</text:p>
          </table:table-cell>
          <table:table-cell table:formula="of:=SUM([.G9:.G11])/3" office:value-type="float" office:value="0.353476333333333" calcext:value-type="float">
            <text:p>0.3534763333</text:p>
          </table:table-cell>
          <table:table-cell table:formula="of:=SUM([.H9:.H11])/3" office:value-type="float" office:value="0.314861" calcext:value-type="float">
            <text:p>0.314861</text:p>
          </table:table-cell>
          <table:table-cell table:formula="of:=SUM([.I9:.I11])/3" office:value-type="float" office:value="0.009233" calcext:value-type="float">
            <text:p>0.009233</text:p>
          </table:table-cell>
          <table:table-cell table:formula="of:=SUM([.J9:.J11])/3" office:value-type="float" office:value="0.440753666666667" calcext:value-type="float">
            <text:p>0.440753666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028966" calcext:value-type="float">
            <text:p>1.028966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1.057231" calcext:value-type="float">
            <text:p>1.057231</text:p>
          </table:table-cell>
          <table:table-cell office:value-type="float" office:value="1.065014" calcext:value-type="float">
            <text:p>1.065014</text:p>
          </table:table-cell>
          <table:table-cell office:value-type="float" office:value="0.019689" calcext:value-type="float">
            <text:p>0.019689</text:p>
          </table:table-cell>
          <table:table-cell office:value-type="float" office:value="1.103799" calcext:value-type="float">
            <text:p>1.103799</text:p>
          </table:table-cell>
          <table:table-cell office:value-type="float" office:value="1.104175" calcext:value-type="float">
            <text:p>1.104175</text:p>
          </table:table-cell>
          <table:table-cell office:value-type="float" office:value="0.023697" calcext:value-type="float">
            <text:p>0.023697</text:p>
          </table:table-cell>
          <table:table-cell office:value-type="float" office:value="1.145376" calcext:value-type="float">
            <text:p>1.145376</text:p>
          </table:table-cell>
        </table:table-row>
        <table:table-row table:style-name="ro1">
          <table:table-cell/>
          <table:table-cell office:value-type="float" office:value="1.037584" calcext:value-type="float">
            <text:p>1.037584</text:p>
          </table:table-cell>
          <table:table-cell office:value-type="float" office:value="0.042586" calcext:value-type="float">
            <text:p>0.042586</text:p>
          </table:table-cell>
          <table:table-cell office:value-type="float" office:value="1.073025" calcext:value-type="float">
            <text:p>1.073025</text:p>
          </table:table-cell>
          <table:table-cell office:value-type="float" office:value="1.119256" calcext:value-type="float">
            <text:p>1.119256</text:p>
          </table:table-cell>
          <table:table-cell office:value-type="float" office:value="0.041044" calcext:value-type="float">
            <text:p>0.041044</text:p>
          </table:table-cell>
          <table:table-cell office:value-type="float" office:value="1.157704" calcext:value-type="float">
            <text:p>1.157704</text:p>
          </table:table-cell>
          <table:table-cell office:value-type="float" office:value="1.08028" calcext:value-type="float">
            <text:p>1.08028</text:p>
          </table:table-cell>
          <table:table-cell office:value-type="float" office:value="0.018242" calcext:value-type="float">
            <text:p>0.018242</text:p>
          </table:table-cell>
          <table:table-cell office:value-type="float" office:value="1.120786" calcext:value-type="float">
            <text:p>1.120786</text:p>
          </table:table-cell>
        </table:table-row>
        <table:table-row table:style-name="ro1">
          <table:table-cell/>
          <table:table-cell office:value-type="float" office:value="1.022076" calcext:value-type="float">
            <text:p>1.022076</text:p>
          </table:table-cell>
          <table:table-cell office:value-type="float" office:value="0.042689" calcext:value-type="float">
            <text:p>0.042689</text:p>
          </table:table-cell>
          <table:table-cell office:value-type="float" office:value="1.067974" calcext:value-type="float">
            <text:p>1.067974</text:p>
          </table:table-cell>
          <table:table-cell office:value-type="float" office:value="1.05206" calcext:value-type="float">
            <text:p>1.05206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1.091337" calcext:value-type="float">
            <text:p>1.091337</text:p>
          </table:table-cell>
          <table:table-cell office:value-type="float" office:value="1.063537" calcext:value-type="float">
            <text:p>1.063537</text:p>
          </table:table-cell>
          <table:table-cell office:value-type="float" office:value="0.016128" calcext:value-type="float">
            <text:p>0.016128</text:p>
          </table:table-cell>
          <table:table-cell office:value-type="float" office:value="1.103127" calcext:value-type="float">
            <text:p>1.103127</text:p>
          </table:table-cell>
        </table:table-row>
        <table:table-row table:style-name="ro1">
          <table:table-cell/>
          <table:table-cell table:formula="of:=SUM([.B15:.B17])/3" office:value-type="float" office:value="1.029542" calcext:value-type="float">
            <text:p>1.029542</text:p>
          </table:table-cell>
          <table:table-cell table:formula="of:=SUM([.C15:.C17])/3" office:value-type="float" office:value="0.042475" calcext:value-type="float">
            <text:p>0.042475</text:p>
          </table:table-cell>
          <table:table-cell table:formula="of:=SUM([.D15:.D17])/3" office:value-type="float" office:value="1.06607666666667" calcext:value-type="float">
            <text:p>1.0660766667</text:p>
          </table:table-cell>
          <table:table-cell table:formula="of:=SUM([.E15:.E17])/3" office:value-type="float" office:value="1.07877666666667" calcext:value-type="float">
            <text:p>1.0787766667</text:p>
          </table:table-cell>
          <table:table-cell table:formula="of:=SUM([.F15:.F17])/3" office:value-type="float" office:value="0.0268693333333333" calcext:value-type="float">
            <text:p>0.0268693333</text:p>
          </table:table-cell>
          <table:table-cell table:formula="of:=SUM([.G15:.G17])/3" office:value-type="float" office:value="1.11761333333333" calcext:value-type="float">
            <text:p>1.1176133333</text:p>
          </table:table-cell>
          <table:table-cell table:formula="of:=SUM([.H15:.H17])/3" office:value-type="float" office:value="1.082664" calcext:value-type="float">
            <text:p>1.082664</text:p>
          </table:table-cell>
          <table:table-cell table:formula="of:=SUM([.I15:.I17])/3" office:value-type="float" office:value="0.0193556666666667" calcext:value-type="float">
            <text:p>0.0193556667</text:p>
          </table:table-cell>
          <table:table-cell table:formula="of:=SUM([.J15:.J17])/3" office:value-type="float" office:value="1.12309633333333" calcext:value-type="float">
            <text:p>1.123096333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.776293" calcext:value-type="float">
            <text:p>3.776293</text:p>
          </table:table-cell>
          <table:table-cell office:value-type="float" office:value="0.181216" calcext:value-type="float">
            <text:p>0.181216</text:p>
          </table:table-cell>
          <table:table-cell office:value-type="float" office:value="3.978179" calcext:value-type="float">
            <text:p>3.978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754404" calcext:value-type="float">
            <text:p>3.754404</text:p>
          </table:table-cell>
          <table:table-cell office:value-type="float" office:value="0.181648" calcext:value-type="float">
            <text:p>0.181648</text:p>
          </table:table-cell>
          <table:table-cell office:value-type="float" office:value="3.965439" calcext:value-type="float">
            <text:p>3.965439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7.081013" calcext:value-type="float">
            <text:p>17.081013</text:p>
          </table:table-cell>
          <table:table-cell office:value-type="float" office:value="0.714352" calcext:value-type="float">
            <text:p>0.714352</text:p>
          </table:table-cell>
          <table:table-cell office:value-type="float" office:value="17.835534" calcext:value-type="float">
            <text:p>17.835534</text:p>
          </table:table-cell>
          <table:table-cell office:value-type="float" office:value="15.564147" calcext:value-type="float">
            <text:p>15.564147</text:p>
          </table:table-cell>
          <table:table-cell office:value-type="float" office:value="0.36483" calcext:value-type="float">
            <text:p>0.36483</text:p>
          </table:table-cell>
          <table:table-cell office:value-type="float" office:value="15.967136" calcext:value-type="float">
            <text:p>15.967136</text:p>
          </table:table-cell>
          <table:table-cell office:value-type="float" office:value="16.23797" calcext:value-type="float">
            <text:p>16.23797</text:p>
          </table:table-cell>
          <table:table-cell office:value-type="float" office:value="0.243523" calcext:value-type="float">
            <text:p>0.243523</text:p>
          </table:table-cell>
          <table:table-cell office:value-type="float" office:value="16.278173" calcext:value-type="float">
            <text:p>16.278173</text:p>
          </table:table-cell>
        </table:table-row>
        <table:table-row table:style-name="ro1">
          <table:table-cell/>
          <table:table-cell office:value-type="float" office:value="14.985547" calcext:value-type="float">
            <text:p>14.985547</text:p>
          </table:table-cell>
          <table:table-cell office:value-type="float" office:value="0.700843" calcext:value-type="float">
            <text:p>0.700843</text:p>
          </table:table-cell>
          <table:table-cell office:value-type="float" office:value="15.722595" calcext:value-type="float">
            <text:p>15.722595</text:p>
          </table:table-cell>
          <table:table-cell office:value-type="float" office:value="15.767684" calcext:value-type="float">
            <text:p>15.767684</text:p>
          </table:table-cell>
          <table:table-cell office:value-type="float" office:value="0.356805" calcext:value-type="float">
            <text:p>0.356805</text:p>
          </table:table-cell>
          <table:table-cell office:value-type="float" office:value="16.167845" calcext:value-type="float">
            <text:p>16.167845</text:p>
          </table:table-cell>
          <table:table-cell office:value-type="float" office:value="15.930534" calcext:value-type="float">
            <text:p>15.930534</text:p>
          </table:table-cell>
          <table:table-cell office:value-type="float" office:value="0.243892" calcext:value-type="float">
            <text:p>0.243892</text:p>
          </table:table-cell>
          <table:table-cell office:value-type="float" office:value="15.97371" calcext:value-type="float">
            <text:p>15.97371</text:p>
          </table:table-cell>
        </table:table-row>
        <table:table-row table:style-name="ro1">
          <table:table-cell/>
          <table:table-cell office:value-type="float" office:value="15.023478" calcext:value-type="float">
            <text:p>15.023478</text:p>
          </table:table-cell>
          <table:table-cell office:value-type="float" office:value="0.706546" calcext:value-type="float">
            <text:p>0.706546</text:p>
          </table:table-cell>
          <table:table-cell office:value-type="float" office:value="15.771587" calcext:value-type="float">
            <text:p>15.771587</text:p>
          </table:table-cell>
          <table:table-cell office:value-type="float" office:value="15.823637" calcext:value-type="float">
            <text:p>15.823637</text:p>
          </table:table-cell>
          <table:table-cell office:value-type="float" office:value="0.358438" calcext:value-type="float">
            <text:p>0.358438</text:p>
          </table:table-cell>
          <table:table-cell office:value-type="float" office:value="16.22534" calcext:value-type="float">
            <text:p>16.22534</text:p>
          </table:table-cell>
          <table:table-cell office:value-type="float" office:value="16.016459" calcext:value-type="float">
            <text:p>16.016459</text:p>
          </table:table-cell>
          <table:table-cell office:value-type="float" office:value="0.243576" calcext:value-type="float">
            <text:p>0.243576</text:p>
          </table:table-cell>
          <table:table-cell office:value-type="float" office:value="16.303045" calcext:value-type="float">
            <text:p>16.303045</text:p>
          </table:table-cell>
        </table:table-row>
        <table:table-row table:style-name="ro1">
          <table:table-cell/>
          <table:table-cell table:formula="of:=SUM([.B27:.B29])/3" office:value-type="float" office:value="15.6966793333333" calcext:value-type="float">
            <text:p>15.6966793333</text:p>
          </table:table-cell>
          <table:table-cell table:formula="of:=SUM([.C27:.C29])/3" office:value-type="float" office:value="0.707247" calcext:value-type="float">
            <text:p>0.707247</text:p>
          </table:table-cell>
          <table:table-cell table:formula="of:=SUM([.D27:.D29])/3" office:value-type="float" office:value="16.4432386666667" calcext:value-type="float">
            <text:p>16.4432386667</text:p>
          </table:table-cell>
          <table:table-cell table:formula="of:=SUM([.E27:.E29])/3" office:value-type="float" office:value="15.7184893333333" calcext:value-type="float">
            <text:p>15.7184893333</text:p>
          </table:table-cell>
          <table:table-cell table:formula="of:=SUM([.F27:.F29])/3" office:value-type="float" office:value="0.360024333333333" calcext:value-type="float">
            <text:p>0.3600243333</text:p>
          </table:table-cell>
          <table:table-cell table:formula="of:=SUM([.G27:.G29])/3" office:value-type="float" office:value="16.120107" calcext:value-type="float">
            <text:p>16.120107</text:p>
          </table:table-cell>
          <table:table-cell table:formula="of:=SUM([.H27:.H29])/3" office:value-type="float" office:value="16.0616543333333" calcext:value-type="float">
            <text:p>16.0616543333</text:p>
          </table:table-cell>
          <table:table-cell table:formula="of:=SUM([.I27:.I29])/3" office:value-type="float" office:value="0.243663666666667" calcext:value-type="float">
            <text:p>0.2436636667</text:p>
          </table:table-cell>
          <table:table-cell table:formula="of:=SUM([.J27:.J29])/3" office:value-type="float" office:value="16.184976" calcext:value-type="float">
            <text:p>16.184976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2" table:number-rows-spanned="1">
            <text:p>Parallel Conjugate Gradient Method Using Point-to-Point</text:p>
          </table:table-cell>
          <table:covered-table-cell table:number-columns-repeated="11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">
            <text:p>2 proc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4 proc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8 proc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Matrix Size</text:p>
          </table:table-cell>
          <table:table-cell office:value-type="string" calcext:value-type="string">
            <text:p>Serial Alg.</text:p>
          </table:table-cell>
          <table:table-cell office:value-type="string" calcext:value-type="string">
            <text:p>Data Distribution</text:p>
          </table:table-cell>
          <table:table-cell office:value-type="string" calcext:value-type="string">
            <text:p>CG Method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Data Distribution</text:p>
          </table:table-cell>
          <table:table-cell office:value-type="string" calcext:value-type="string">
            <text:p>CG Method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Data Distribution</text:p>
          </table:table-cell>
          <table:table-cell office:value-type="string" calcext:value-type="string">
            <text:p>CG Method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" calcext:value-type="float">
            <text:p>0.01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float" office:value="0.112" calcext:value-type="float">
            <text:p>0.1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103" calcext:value-type="float">
            <text:p>0.1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3" calcext:value-type="float">
            <text:p>0.153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16" calcext:value-type="float">
            <text:p>0.016</text:p>
          </table:table-cell>
          <table:table-cell office:value-type="float" office:value="0.27" calcext:value-type="float">
            <text:p>0.27</text:p>
          </table:table-cell>
          <table:table-cell office:value-type="float" office:value="0.014" calcext:value-type="float">
            <text:p>0.014</text:p>
          </table:table-cell>
          <table:table-cell office:value-type="float" office:value="0.416" calcext:value-type="float">
            <text:p>0.416</text:p>
          </table:table-cell>
          <table:table-cell/>
          <table:table-cell office:value-type="float" office:value="0.317" calcext:value-type="float">
            <text:p>0.317</text:p>
          </table:table-cell>
          <table:table-cell office:value-type="float" office:value="0.008" calcext:value-type="float">
            <text:p>0.008</text:p>
          </table:table-cell>
          <table:table-cell office:value-type="float" office:value="0.353" calcext:value-type="float">
            <text:p>0.353</text:p>
          </table:table-cell>
          <table:table-cell/>
          <table:table-cell office:value-type="float" office:value="0.315" calcext:value-type="float">
            <text:p>0.3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441" calcext:value-type="float">
            <text:p>0.441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039" calcext:value-type="float">
            <text:p>0.039</text:p>
          </table:table-cell>
          <table:table-cell office:value-type="float" office:value="1.03" calcext:value-type="float">
            <text:p>1.03</text:p>
          </table:table-cell>
          <table:table-cell office:value-type="float" office:value="0.042" calcext:value-type="float">
            <text:p>0.042</text:p>
          </table:table-cell>
          <table:table-cell office:value-type="float" office:value="1.066" calcext:value-type="float">
            <text:p>1.066</text:p>
          </table:table-cell>
          <table:table-cell/>
          <table:table-cell office:value-type="float" office:value="1.079" calcext:value-type="float">
            <text:p>1.079</text:p>
          </table:table-cell>
          <table:table-cell office:value-type="float" office:value="0.027" calcext:value-type="float">
            <text:p>0.027</text:p>
          </table:table-cell>
          <table:table-cell office:value-type="float" office:value="1.118" calcext:value-type="float">
            <text:p>1.118</text:p>
          </table:table-cell>
          <table:table-cell/>
          <table:table-cell office:value-type="float" office:value="1.083" calcext:value-type="float">
            <text:p>1.083</text:p>
          </table:table-cell>
          <table:table-cell office:value-type="float" office:value="0.019" calcext:value-type="float">
            <text:p>0.019</text:p>
          </table:table-cell>
          <table:table-cell office:value-type="float" office:value="1.123" calcext:value-type="float">
            <text:p>1.123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0.186" calcext:value-type="float">
            <text:p>0.186</text:p>
          </table:table-cell>
          <table:table-cell office:value-type="float" office:value="3.754" calcext:value-type="float">
            <text:p>3.754</text:p>
          </table:table-cell>
          <table:table-cell office:value-type="float" office:value="0.182" calcext:value-type="float">
            <text:p>0.182</text:p>
          </table:table-cell>
          <table:table-cell office:value-type="float" office:value="3.965" calcext:value-type="float">
            <text:p>3.965</text:p>
          </table:table-cell>
          <table:table-cell/>
          <table:table-cell office:value-type="float" office:value="3.925" calcext:value-type="float">
            <text:p>3.925</text:p>
          </table:table-cell>
          <table:table-cell office:value-type="float" office:value="0.121" calcext:value-type="float">
            <text:p>0.121</text:p>
          </table:table-cell>
          <table:table-cell office:value-type="float" office:value="4.083" calcext:value-type="float">
            <text:p>4.083</text:p>
          </table:table-cell>
          <table:table-cell/>
          <table:table-cell office:value-type="float" office:value="3.962" calcext:value-type="float">
            <text:p>3.962</text:p>
          </table:table-cell>
          <table:table-cell office:value-type="float" office:value="0.065" calcext:value-type="float">
            <text:p>0.065</text:p>
          </table:table-cell>
          <table:table-cell office:value-type="float" office:value="4.066" calcext:value-type="float">
            <text:p>4.066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0.562" calcext:value-type="float">
            <text:p>0.562</text:p>
          </table:table-cell>
          <table:table-cell office:value-type="float" office:value="15.697" calcext:value-type="float">
            <text:p>15.697</text:p>
          </table:table-cell>
          <table:table-cell office:value-type="float" office:value="0.707" calcext:value-type="float">
            <text:p>0.707</text:p>
          </table:table-cell>
          <table:table-cell office:value-type="float" office:value="16.443" calcext:value-type="float">
            <text:p>16.443</text:p>
          </table:table-cell>
          <table:table-cell/>
          <table:table-cell office:value-type="float" office:value="15.718" calcext:value-type="float">
            <text:p>15.718</text:p>
          </table:table-cell>
          <table:table-cell office:value-type="float" office:value="0.36" calcext:value-type="float">
            <text:p>0.36</text:p>
          </table:table-cell>
          <table:table-cell office:value-type="float" office:value="16.12" calcext:value-type="float">
            <text:p>16.12</text:p>
          </table:table-cell>
          <table:table-cell/>
          <table:table-cell office:value-type="float" office:value="16.062" calcext:value-type="float">
            <text:p>16.062</text:p>
          </table:table-cell>
          <table:table-cell office:value-type="float" office:value="0.244" calcext:value-type="float">
            <text:p>0.244</text:p>
          </table:table-cell>
          <table:table-cell office:value-type="float" office:value="16.185" calcext:value-type="float">
            <text:p>16.185</text:p>
          </table:table-cell>
          <table:table-cell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2" table:number-rows-spanned="1">
            <text:p>Parallel Conjugate Gradient Method Using Collective Comm</text:p>
          </table:table-cell>
          <table:covered-table-cell table:number-columns-repeated="11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">
            <text:p>2 proc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4 proc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8 proc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Matrix Size</text:p>
          </table:table-cell>
          <table:table-cell office:value-type="string" calcext:value-type="string">
            <text:p>Serial Alg.</text:p>
          </table:table-cell>
          <table:table-cell office:value-type="string" calcext:value-type="string">
            <text:p>Data Distribution</text:p>
          </table:table-cell>
          <table:table-cell office:value-type="string" calcext:value-type="string">
            <text:p>CG Method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Data Distribution</text:p>
          </table:table-cell>
          <table:table-cell office:value-type="string" calcext:value-type="string">
            <text:p>CG Method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Data Distribution</text:p>
          </table:table-cell>
          <table:table-cell office:value-type="string" calcext:value-type="string">
            <text:p>CG Method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55" calcext:value-type="float">
            <text:p>0.15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58" calcext:value-type="float">
            <text:p>0.158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319" calcext:value-type="float">
            <text:p>0.319</text:p>
          </table:table-cell>
          <table:table-cell/>
          <table:table-cell office:value-type="float" office:value="0.033" calcext:value-type="float">
            <text:p>0.033</text:p>
          </table:table-cell>
          <table:table-cell office:value-type="float" office:value="0.007" calcext:value-type="float">
            <text:p>0.007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float" office:value="0.052" calcext:value-type="float">
            <text:p>0.052</text:p>
          </table:table-cell>
          <table:table-cell office:value-type="float" office:value="0.026" calcext:value-type="float">
            <text:p>0.026</text:p>
          </table:table-cell>
          <table:table-cell office:value-type="float" office:value="0.384" calcext:value-type="float">
            <text:p>0.384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38" calcext:value-type="float">
            <text:p>0.038</text:p>
          </table:table-cell>
          <table:table-cell office:value-type="float" office:value="1.044" calcext:value-type="float">
            <text:p>1.044</text:p>
          </table:table-cell>
          <table:table-cell/>
          <table:table-cell office:value-type="float" office:value="0.113" calcext:value-type="float">
            <text:p>0.113</text:p>
          </table:table-cell>
          <table:table-cell office:value-type="float" office:value="0.018" calcext:value-type="float">
            <text:p>0.018</text:p>
          </table:table-cell>
          <table:table-cell office:value-type="float" office:value="1.076" calcext:value-type="float">
            <text:p>1.076</text:p>
          </table:table-cell>
          <table:table-cell/>
          <table:table-cell office:value-type="float" office:value="0.137" calcext:value-type="float">
            <text:p>0.137</text:p>
          </table:table-cell>
          <table:table-cell office:value-type="float" office:value="0.014" calcext:value-type="float">
            <text:p>0.014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0.186" calcext:value-type="float">
            <text:p>0.186</text:p>
          </table:table-cell>
          <table:table-cell office:value-type="float" office:value="0.3" calcext:value-type="float">
            <text:p>0.3</text:p>
          </table:table-cell>
          <table:table-cell office:value-type="float" office:value="0.176" calcext:value-type="float">
            <text:p>0.176</text:p>
          </table:table-cell>
          <table:table-cell office:value-type="float" office:value="3.951" calcext:value-type="float">
            <text:p>3.951</text:p>
          </table:table-cell>
          <table:table-cell/>
          <table:table-cell office:value-type="float" office:value="0.442" calcext:value-type="float">
            <text:p>0.442</text:p>
          </table:table-cell>
          <table:table-cell office:value-type="float" office:value="0.117" calcext:value-type="float">
            <text:p>0.117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0.518" calcext:value-type="float">
            <text:p>0.518</text:p>
          </table:table-cell>
          <table:table-cell office:value-type="float" office:value="0.062" calcext:value-type="float">
            <text:p>0.062</text:p>
          </table:table-cell>
          <table:table-cell office:value-type="float" office:value="4.101" calcext:value-type="float">
            <text:p>4.101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0.562" calcext:value-type="float">
            <text:p>0.562</text:p>
          </table:table-cell>
          <table:table-cell office:value-type="float" office:value="1.195" calcext:value-type="float">
            <text:p>1.195</text:p>
          </table:table-cell>
          <table:table-cell office:value-type="float" office:value="0.685" calcext:value-type="float">
            <text:p>0.685</text:p>
          </table:table-cell>
          <table:table-cell office:value-type="float" office:value="15.603" calcext:value-type="float">
            <text:p>15.603</text:p>
          </table:table-cell>
          <table:table-cell/>
          <table:table-cell office:value-type="float" office:value="1.751" calcext:value-type="float">
            <text:p>1.751</text:p>
          </table:table-cell>
          <table:table-cell office:value-type="float" office:value="0.457" calcext:value-type="float">
            <text:p>0.457</text:p>
          </table:table-cell>
          <table:table-cell office:value-type="float" office:value="15.971" calcext:value-type="float">
            <text:p>15.971</text:p>
          </table:table-cell>
          <table:table-cell/>
          <table:table-cell office:value-type="float" office:value="2.036" calcext:value-type="float">
            <text:p>2.036</text:p>
          </table:table-cell>
          <table:table-cell office:value-type="float" office:value="0.234" calcext:value-type="float">
            <text:p>0.234</text:p>
          </table:table-cell>
          <table:table-cell office:value-type="float" office:value="16.013" calcext:value-type="float">
            <text:p>16.0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ZSongTi" style:font-family-asian="FZSongTi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5:05:26.227794064</meta:creation-date>
    <dc:date>2017-02-08T18:06:52.255511569</dc:date>
    <meta:editing-duration>PT2M36S</meta:editing-duration>
    <meta:editing-cycles>1</meta:editing-cycles>
    <meta:generator>LibreOffice/5.1.3.2$Linux_X86_64 LibreOffice_project/10m0$Build-2</meta:generator>
    <meta:document-statistic meta:table-count="2" meta:cell-count="315" meta:object-count="0"/>
  </office:meta>
</office:document-meta>
</file>